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officeooo:paragraph-rsid="001621bf"/>
    </style:style>
    <style:style style:name="P2" style:family="paragraph" style:parent-style-name="Heading_20_1">
      <style:paragraph-properties fo:text-align="center" style:justify-single-word="false"/>
      <style:text-properties officeooo:paragraph-rsid="001621bf"/>
    </style:style>
    <style:style style:name="P3" style:family="paragraph" style:parent-style-name="Heading_20_2">
      <style:text-properties officeooo:paragraph-rsid="001621bf"/>
    </style:style>
    <style:style style:name="P4" style:family="paragraph" style:parent-style-name="Text_20_body">
      <style:paragraph-properties fo:text-align="start" style:justify-single-word="false"/>
      <style:text-properties officeooo:paragraph-rsid="001621bf"/>
    </style:style>
    <style:style style:name="P5" style:family="paragraph" style:parent-style-name="Text_20_body">
      <style:text-properties officeooo:paragraph-rsid="001621bf"/>
    </style:style>
    <style:style style:name="P6" style:family="paragraph" style:parent-style-name="Text_20_body" style:list-style-name="L1">
      <style:text-properties officeooo:paragraph-rsid="001621bf"/>
    </style:style>
    <style:style style:name="P7" style:family="paragraph" style:parent-style-name="Text_20_body" style:list-style-name="L1">
      <style:text-properties officeooo:paragraph-rsid="001699f1"/>
    </style:style>
    <style:style style:name="T1" style:family="text">
      <style:text-properties officeooo:rsid="001621bf"/>
    </style:style>
    <style:style style:name="T2" style:family="text">
      <style:text-properties officeooo:rsid="001699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libZeitmesser</text:span></text:h>
      <text:p text:style-name="P4"><text:span text:style-name="T1"/></text:p>
      <text:h text:style-name="P3" text:outline-level="2"><text:span text:style-name="T1">Systemidee</text:span></text:h>
      <text:p text:style-name="P5"><text:span text:style-name="T1">Die Bibliothek libZeitmesser soll verschiedene Funktionen zur Zeitmessung bereitstellen. Alle Funktionen sollen dabei Plattformunabhängig implementiert werden.</text:span></text:p>
      <text:h text:style-name="P3" text:outline-level="2"><text:span text:style-name="T1">Komponenten</text:span></text:h>
      <text:h text:style-name="Heading_20_3" text:outline-level="3"><text:span text:style-name="T1">Stoppuhr</text:span></text:h>
      <text:p text:style-name="P5"><text:span text:style-name="T1">Die Stoppuhrkomponente soll die Funktionalität einer Stoppuhr bereitstellen.</text:span></text:p>
      <text:h text:style-name="P1" text:outline-level="4"><text:span text:style-name="T1">Anforderungen</text:span></text:h>
      <text:list xml:id="list8660242396995732424" text:style-name="L1">
        <text:list-item>
          <text:p text:style-name="P6"><text:span text:style-name="T1">Zeitmessungen sollen von Null beginnend nach oben Zählen.</text:span></text:p>
        </text:list-item>
        <text:list-item>
          <text:p text:style-name="P6"><text:span text:style-name="T1">Die Genauigkeit der Zeitmessungen </text:span><text:span text:style-name="T2">soll bei mindestens 1 s liegen</text:span></text:p>
        </text:list-item>
        <text:list-item>
          <text:p text:style-name="P7"><text:span text:style-name="T2">Zeitmessungen können gestartet, pausiert, fortgesetzt und zurückgesetzt werden</text:span></text:p>
        </text:list-item>
        <text:list-item>
          <text:p text:style-name="P7"><text:span text:style-name="T2">Zwischen- und Rundenzeiten sollen unterstützt werden</text:span></text:p>
        </text:list-item>
        <text:list-item>
          <text:p text:style-name="P7"><text:span text:style-name="T2">Zwischen- und Rundenzeiten dürfen nur aufgenommen werden, wenn die Zeitmessung läuft</text:span></text:p>
        </text:list-item>
        <text:list-item>
          <text:p text:style-name="P7"><text:span text:style-name="T2">Es soll eine Schnittstelle bereitgestellt werden, über die die implementierende Anwendung die Systemzeit bereitstellt.</text:span></text:p>
        </text:list-item>
        <text:list-item>
          <text:p text:style-name="P7"><text:span text:style-name="T2">Es soll eine Schnittstelle bereitgestellt werden, über die Benutzeroberflächen den Status der Stoppuhr abfragen kann.</text:span></text:p>
        </text:list-item>
        <text:list-item>
          <text:p text:style-name="P7"><text:span text:style-name="T2">Benutzeroberflächen sollen über den Zeitfortschritt informiert werden</text:span></text:p>
        </text:list-item>
        <text:list-item>
          <text:p text:style-name="P7"><text:span text:style-name="T2">Es sollen meherer Oberflächen gleichzeitig unterstützt werd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0.3$Windows_x86 LibreOffice_project/7545bee9c2a0782548772a21bc84a9dcc583b89</meta:generator>
    <dc:date>2013-04-10T20:43:18.01</dc:date>
    <meta:document-statistic meta:table-count="0" meta:image-count="0" meta:object-count="0" meta:page-count="1" meta:paragraph-count="16" meta:word-count="124" meta:character-count="999" meta:non-whitespace-character-count="900"/>
    <meta:user-defined meta:name="Info 1"/>
    <meta:user-defined meta:name="Info 2"/>
    <meta:user-defined meta:name="Info 3"/>
    <meta:user-defined meta:name="Info 4"/>
  </office:meta>
</office:document-meta>
</file>